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officeooo:rsid="0021515b" officeooo:paragraph-rsid="0021515b"/>
    </style:style>
    <style:style style:name="P2" style:family="paragraph" style:parent-style-name="normal">
      <style:text-properties officeooo:rsid="0021fa78" officeooo:paragraph-rsid="002c9246"/>
    </style:style>
    <style:style style:name="P3" style:family="paragraph" style:parent-style-name="normal">
      <style:text-properties officeooo:rsid="0021515b" officeooo:paragraph-rsid="0021515b"/>
    </style:style>
    <style:style style:name="P4" style:family="paragraph" style:parent-style-name="normal">
      <style:text-properties officeooo:rsid="0021fa78" officeooo:paragraph-rsid="002c9246"/>
    </style:style>
    <style:style style:name="P5" style:family="paragraph" style:parent-style-name="normal">
      <style:text-properties officeooo:rsid="0032dc05" officeooo:paragraph-rsid="0019e071"/>
    </style:style>
    <style:style style:name="P6" style:family="paragraph" style:parent-style-name="normal">
      <style:text-properties officeooo:rsid="001ac958" officeooo:paragraph-rsid="001ac958"/>
    </style:style>
    <style:style style:name="P7" style:family="paragraph" style:parent-style-name="normal">
      <style:text-properties officeooo:rsid="001be4d3" officeooo:paragraph-rsid="001be4d3"/>
    </style:style>
    <style:style style:name="P8" style:family="paragraph" style:parent-style-name="normal">
      <style:text-properties officeooo:rsid="001be4d3" officeooo:paragraph-rsid="001f275a"/>
    </style:style>
    <style:style style:name="P9" style:family="paragraph" style:parent-style-name="normal">
      <style:text-properties officeooo:rsid="001f275a" officeooo:paragraph-rsid="001f275a"/>
    </style:style>
    <style:style style:name="P10" style:family="paragraph" style:parent-style-name="normal">
      <style:text-properties officeooo:rsid="001fc7a4" officeooo:paragraph-rsid="001fc7a4"/>
    </style:style>
    <style:style style:name="P11" style:family="paragraph" style:parent-style-name="normal">
      <style:text-properties officeooo:rsid="001c6057" officeooo:paragraph-rsid="001f275a"/>
    </style:style>
    <style:style style:name="P12" style:family="paragraph" style:parent-style-name="normal">
      <style:text-properties officeooo:rsid="0023b39b" officeooo:paragraph-rsid="0023b39b"/>
    </style:style>
    <style:style style:name="P13" style:family="paragraph" style:parent-style-name="normal">
      <style:text-properties officeooo:rsid="0023ce0c" officeooo:paragraph-rsid="00247fcd"/>
    </style:style>
    <style:style style:name="P14" style:family="paragraph" style:parent-style-name="normal">
      <style:text-properties officeooo:rsid="00247fcd" officeooo:paragraph-rsid="00247fcd"/>
    </style:style>
    <style:style style:name="P15" style:family="paragraph" style:parent-style-name="normal">
      <style:text-properties officeooo:rsid="00264a2e" officeooo:paragraph-rsid="00264a2e"/>
    </style:style>
    <style:style style:name="P16" style:family="paragraph" style:parent-style-name="normal">
      <style:text-properties officeooo:rsid="002e2c2c" officeooo:paragraph-rsid="002e2c2c"/>
    </style:style>
    <style:style style:name="P17" style:family="paragraph" style:parent-style-name="normal">
      <style:text-properties officeooo:rsid="002fb05f" officeooo:paragraph-rsid="002fb05f"/>
    </style:style>
    <style:style style:name="P18" style:family="paragraph" style:parent-style-name="normal">
      <style:text-properties officeooo:rsid="00333e1d" officeooo:paragraph-rsid="00333e1d"/>
    </style:style>
    <style:style style:name="P19" style:family="paragraph" style:parent-style-name="normal">
      <style:text-properties officeooo:rsid="002c9246" officeooo:paragraph-rsid="002c9246"/>
    </style:style>
    <style:style style:name="P20" style:family="paragraph" style:parent-style-name="normal">
      <style:text-properties officeooo:rsid="002418e3" officeooo:paragraph-rsid="00247fcd"/>
    </style:style>
    <style:style style:name="P21" style:family="paragraph" style:parent-style-name="normal">
      <style:text-properties officeooo:rsid="00343826" officeooo:paragraph-rsid="00343826"/>
    </style:style>
    <style:style style:name="P22" style:family="paragraph" style:parent-style-name="normal">
      <style:text-properties officeooo:rsid="00347d7e" officeooo:paragraph-rsid="00347d7e"/>
    </style:style>
    <style:style style:name="P23" style:family="paragraph" style:parent-style-name="normal">
      <style:text-properties officeooo:rsid="0037b7e9" officeooo:paragraph-rsid="0037b7e9"/>
    </style:style>
    <style:style style:name="P24" style:family="paragraph" style:parent-style-name="normal">
      <style:text-properties officeooo:rsid="003929ed" officeooo:paragraph-rsid="003929ed"/>
    </style:style>
    <style:style style:name="P25" style:family="paragraph" style:parent-style-name="normal">
      <style:text-properties officeooo:rsid="003d281f" officeooo:paragraph-rsid="003d281f"/>
    </style:style>
    <style:style style:name="P26" style:family="paragraph" style:parent-style-name="normal">
      <style:text-properties officeooo:rsid="003d5ae7" officeooo:paragraph-rsid="003d5ae7"/>
    </style:style>
    <style:style style:name="P27" style:family="paragraph" style:parent-style-name="normal">
      <style:text-properties officeooo:rsid="003e65c2" officeooo:paragraph-rsid="003e65c2"/>
    </style:style>
    <style:style style:name="P28" style:family="paragraph" style:parent-style-name="normal">
      <style:text-properties officeooo:rsid="003e65c2" officeooo:paragraph-rsid="004158b5"/>
    </style:style>
    <style:style style:name="P29" style:family="paragraph" style:parent-style-name="normal">
      <style:text-properties officeooo:rsid="004158b5" officeooo:paragraph-rsid="004158b5"/>
    </style:style>
    <style:style style:name="P30" style:family="paragraph" style:parent-style-name="normal">
      <style:text-properties officeooo:rsid="00427d73" officeooo:paragraph-rsid="00427d73"/>
    </style:style>
    <style:style style:name="P31" style:family="paragraph" style:parent-style-name="normal">
      <style:text-properties officeooo:rsid="0046f1e8" officeooo:paragraph-rsid="0046f1e8"/>
    </style:style>
    <style:style style:name="P32" style:family="paragraph" style:parent-style-name="normal">
      <style:text-properties officeooo:rsid="0048eee7" officeooo:paragraph-rsid="0048eee7"/>
    </style:style>
    <style:style style:name="P33" style:family="paragraph" style:parent-style-name="normal">
      <style:text-properties officeooo:rsid="0049af48" officeooo:paragraph-rsid="0049af48"/>
    </style:style>
    <style:style style:name="P34" style:family="paragraph" style:parent-style-name="normal">
      <style:text-properties officeooo:rsid="004b83bd" officeooo:paragraph-rsid="004b83bd"/>
    </style:style>
    <style:style style:name="P35" style:family="paragraph" style:parent-style-name="normal">
      <style:text-properties officeooo:rsid="004dbf72" officeooo:paragraph-rsid="004dbf72"/>
    </style:style>
    <style:style style:name="P36" style:family="paragraph" style:parent-style-name="normal">
      <style:text-properties officeooo:rsid="004f659a" officeooo:paragraph-rsid="004f659a"/>
    </style:style>
    <style:style style:name="P37" style:family="paragraph" style:parent-style-name="normal">
      <style:text-properties officeooo:rsid="005305ac" officeooo:paragraph-rsid="005305ac"/>
    </style:style>
    <style:style style:name="P38" style:family="paragraph" style:parent-style-name="normal">
      <style:text-properties officeooo:rsid="005452fd" officeooo:paragraph-rsid="005452fd"/>
    </style:style>
    <style:style style:name="P39" style:family="paragraph" style:parent-style-name="normal">
      <style:text-properties officeooo:rsid="0054c5e5" officeooo:paragraph-rsid="0054c5e5"/>
    </style:style>
    <style:style style:name="P40" style:family="paragraph" style:parent-style-name="normal">
      <style:text-properties officeooo:rsid="005679f6" officeooo:paragraph-rsid="005679f6"/>
    </style:style>
    <style:style style:name="P41" style:family="paragraph" style:parent-style-name="normal">
      <style:text-properties officeooo:rsid="00580054" officeooo:paragraph-rsid="00580054"/>
    </style:style>
    <style:style style:name="P42" style:family="paragraph" style:parent-style-name="normal">
      <style:text-properties officeooo:rsid="005a8cdc" officeooo:paragraph-rsid="005a8cdc"/>
    </style:style>
    <style:style style:name="P43" style:family="paragraph" style:parent-style-name="normal">
      <style:text-properties fo:color="#000000" style:font-name="Times New Roman" fo:font-size="12pt" officeooo:rsid="00580054" officeooo:paragraph-rsid="00580054" style:font-name-asian="Times New Roman1" style:font-size-asian="12pt" style:font-name-complex="Times New Roman1"/>
    </style:style>
    <style:style style:name="P44" style:family="paragraph" style:parent-style-name="normal">
      <style:text-properties officeooo:rsid="005c05ae" officeooo:paragraph-rsid="005c05ae"/>
    </style:style>
    <style:style style:name="P45" style:family="paragraph" style:parent-style-name="normal">
      <style:text-properties officeooo:rsid="005dd9b0" officeooo:paragraph-rsid="005dd9b0"/>
    </style:style>
    <style:style style:name="P46" style:family="paragraph" style:parent-style-name="normal">
      <style:text-properties officeooo:rsid="005dd9b0" officeooo:paragraph-rsid="005e460e"/>
    </style:style>
    <style:style style:name="P47" style:family="paragraph" style:parent-style-name="normal">
      <style:text-properties officeooo:rsid="005e460e" officeooo:paragraph-rsid="005e460e"/>
    </style:style>
    <style:style style:name="P48" style:family="paragraph" style:parent-style-name="normal">
      <style:text-properties officeooo:rsid="005faacb" officeooo:paragraph-rsid="005faacb"/>
    </style:style>
    <style:style style:name="P49" style:family="paragraph" style:parent-style-name="normal">
      <style:text-properties officeooo:rsid="005faacb" officeooo:paragraph-rsid="00605186"/>
    </style:style>
    <style:style style:name="P50" style:family="paragraph" style:parent-style-name="normal">
      <style:text-properties officeooo:rsid="00620c16" officeooo:paragraph-rsid="00620c16"/>
    </style:style>
    <style:style style:name="P51" style:family="paragraph" style:parent-style-name="normal">
      <style:text-properties officeooo:rsid="0063d269" officeooo:paragraph-rsid="0063d269"/>
    </style:style>
    <style:style style:name="P52" style:family="paragraph" style:parent-style-name="normal">
      <style:text-properties officeooo:rsid="006b17a5" officeooo:paragraph-rsid="006b17a5"/>
    </style:style>
    <style:style style:name="P53" style:family="paragraph" style:parent-style-name="normal">
      <style:text-properties officeooo:rsid="00701a24" officeooo:paragraph-rsid="00701a24"/>
    </style:style>
    <style:style style:name="P54" style:family="paragraph" style:parent-style-name="normal">
      <style:text-properties officeooo:rsid="00714932" officeooo:paragraph-rsid="00714932"/>
    </style:style>
    <style:style style:name="P55" style:family="paragraph" style:parent-style-name="Standard">
      <style:text-properties officeooo:rsid="0016e448" officeooo:paragraph-rsid="0016e448"/>
    </style:style>
    <style:style style:name="P56" style:family="paragraph" style:parent-style-name="normal">
      <style:paragraph-properties fo:margin-left="0.5835in" fo:margin-right="0in" fo:text-indent="0in" style:auto-text-indent="false"/>
      <style:text-properties officeooo:rsid="00347d7e" officeooo:paragraph-rsid="00347d7e"/>
    </style:style>
    <style:style style:name="P57" style:family="paragraph" style:parent-style-name="normal">
      <style:paragraph-properties fo:margin-left="0.5835in" fo:margin-right="0in" fo:text-indent="0in" style:auto-text-indent="false"/>
      <style:text-properties officeooo:rsid="00580054" officeooo:paragraph-rsid="00580054"/>
    </style:style>
    <style:style style:name="P58" style:family="paragraph" style:parent-style-name="normal">
      <style:paragraph-properties fo:margin-left="0.2917in" fo:margin-right="0in" fo:text-indent="0in" style:auto-text-indent="false"/>
      <style:text-properties officeooo:rsid="005047f3" officeooo:paragraph-rsid="005047f3"/>
    </style:style>
    <style:style style:name="P59" style:family="paragraph" style:parent-style-name="normal">
      <style:paragraph-properties fo:margin-left="0.2917in" fo:margin-right="0in" fo:text-indent="0in" style:auto-text-indent="false"/>
      <style:text-properties officeooo:rsid="005305ac" officeooo:paragraph-rsid="005305ac"/>
    </style:style>
    <style:style style:name="P60" style:family="paragraph" style:parent-style-name="normal">
      <style:paragraph-properties fo:margin-left="0.2917in" fo:margin-right="0in" fo:text-indent="0in" style:auto-text-indent="false"/>
      <style:text-properties officeooo:rsid="005452fd" officeooo:paragraph-rsid="005452fd"/>
    </style:style>
    <style:style style:name="P61" style:family="paragraph" style:parent-style-name="normal">
      <style:paragraph-properties fo:margin-left="0.8752in" fo:margin-right="0in" fo:text-indent="0in" style:auto-text-indent="false"/>
      <style:text-properties officeooo:rsid="004ef63e" officeooo:paragraph-rsid="004ef63e"/>
    </style:style>
    <style:style style:name="P62" style:family="paragraph" style:parent-style-name="normal">
      <style:paragraph-properties fo:margin-left="0.8752in" fo:margin-right="0in" fo:text-indent="0in" style:auto-text-indent="false"/>
      <style:text-properties style:text-underline-style="none" officeooo:rsid="005a8cdc" officeooo:paragraph-rsid="005a8cdc"/>
    </style:style>
    <style:style style:name="P63" style:family="paragraph" style:parent-style-name="normal">
      <style:paragraph-properties fo:margin-left="1.1665in" fo:margin-right="0in" fo:text-indent="0in" style:auto-text-indent="false"/>
      <style:text-properties officeooo:rsid="004ef63e" officeooo:paragraph-rsid="004ef63e"/>
    </style:style>
    <style:style style:name="P64" style:family="paragraph" style:parent-style-name="normal">
      <style:paragraph-properties fo:margin-left="1.1665in" fo:margin-right="0in" fo:text-indent="0in" style:auto-text-indent="false"/>
      <style:text-properties officeooo:rsid="00620c16" officeooo:paragraph-rsid="00620c16"/>
    </style:style>
    <style:style style:name="P65" style:family="paragraph" style:parent-style-name="normal" style:list-style-name="L1">
      <style:text-properties officeooo:rsid="005dd9b0" officeooo:paragraph-rsid="005dd9b0"/>
    </style:style>
    <style:style style:name="P66" style:family="paragraph" style:parent-style-name="normal">
      <style:text-properties officeooo:rsid="0021515b" officeooo:paragraph-rsid="0021515b"/>
    </style:style>
    <style:style style:name="P67" style:family="paragraph" style:parent-style-name="normal">
      <style:text-properties officeooo:rsid="0021fa78" officeooo:paragraph-rsid="002c9246"/>
    </style:style>
    <style:style style:name="P68" style:family="paragraph" style:parent-style-name="normal">
      <style:text-properties officeooo:rsid="0071d695" officeooo:paragraph-rsid="0071d695"/>
    </style:style>
    <style:style style:name="P69" style:family="paragraph" style:parent-style-name="normal">
      <style:text-properties officeooo:rsid="00738078" officeooo:paragraph-rsid="00738078"/>
    </style:style>
    <style:style style:name="P70" style:family="paragraph" style:parent-style-name="normal">
      <style:text-properties officeooo:rsid="0075f325" officeooo:paragraph-rsid="0075f325"/>
    </style:style>
    <style:style style:name="T1" style:family="text">
      <style:text-properties officeooo:rsid="002c9246"/>
    </style:style>
    <style:style style:name="T2" style:family="text">
      <style:text-properties officeooo:rsid="002c9246"/>
    </style:style>
    <style:style style:name="T3" style:family="text">
      <style:text-properties officeooo:rsid="0019e071"/>
    </style:style>
    <style:style style:name="T4" style:family="text">
      <style:text-properties officeooo:rsid="001be4d3"/>
    </style:style>
    <style:style style:name="T5" style:family="text">
      <style:text-properties officeooo:rsid="001c6057"/>
    </style:style>
    <style:style style:name="T6" style:family="text">
      <style:text-properties officeooo:rsid="0023ce0c"/>
    </style:style>
    <style:style style:name="T7" style:family="text">
      <style:text-properties officeooo:rsid="002418e3"/>
    </style:style>
    <style:style style:name="T8" style:family="text">
      <style:text-properties officeooo:rsid="00264a2e"/>
    </style:style>
    <style:style style:name="T9" style:family="text">
      <style:text-properties officeooo:rsid="00270789"/>
    </style:style>
    <style:style style:name="T10" style:family="text">
      <style:text-properties officeooo:rsid="002b49e5"/>
    </style:style>
    <style:style style:name="T11" style:family="text">
      <style:text-properties officeooo:rsid="0030a866"/>
    </style:style>
    <style:style style:name="T12" style:family="text">
      <style:text-properties officeooo:rsid="00339138"/>
    </style:style>
    <style:style style:name="T13" style:family="text">
      <style:text-properties officeooo:rsid="00347d7e"/>
    </style:style>
    <style:style style:name="T14" style:family="text">
      <style:text-properties officeooo:rsid="003a1a6f"/>
    </style:style>
    <style:style style:name="T15" style:family="text">
      <style:text-properties officeooo:rsid="003d281f"/>
    </style:style>
    <style:style style:name="T16" style:family="text">
      <style:text-properties officeooo:rsid="003d5ae7"/>
    </style:style>
    <style:style style:name="T17" style:family="text">
      <style:text-properties officeooo:rsid="003e65c2"/>
    </style:style>
    <style:style style:name="T18" style:family="text">
      <style:text-properties officeooo:rsid="004158b5"/>
    </style:style>
    <style:style style:name="T19" style:family="text">
      <style:text-properties officeooo:rsid="0043b2d5"/>
    </style:style>
    <style:style style:name="T20" style:family="text">
      <style:text-properties officeooo:rsid="004b83bd"/>
    </style:style>
    <style:style style:name="T21" style:family="text">
      <style:text-properties officeooo:rsid="004c401f"/>
    </style:style>
    <style:style style:name="T22" style:family="text">
      <style:text-properties officeooo:rsid="005047f3"/>
    </style:style>
    <style:style style:name="T23" style:family="text">
      <style:text-properties officeooo:rsid="0051e3b2"/>
    </style:style>
    <style:style style:name="T24" style:family="text">
      <style:text-properties officeooo:rsid="005452fd"/>
    </style:style>
    <style:style style:name="T25" style:family="text">
      <style:text-properties officeooo:rsid="0054c5e5"/>
    </style:style>
    <style:style style:name="T26" style:family="text">
      <style:text-properties fo:color="#000000" style:font-name="Times New Roman" fo:font-size="12pt" style:font-name-asian="Times New Roman1" style:font-size-asian="12pt" style:font-name-complex="Times New Roman1"/>
    </style:style>
    <style:style style:name="T27" style:family="text">
      <style:text-properties officeooo:rsid="005a8cdc"/>
    </style:style>
    <style:style style:name="T28" style:family="text">
      <style:text-properties officeooo:rsid="005dd9b0"/>
    </style:style>
    <style:style style:name="T29" style:family="text">
      <style:text-properties officeooo:rsid="005e460e"/>
    </style:style>
    <style:style style:name="T30" style:family="text">
      <style:text-properties officeooo:rsid="005faacb"/>
    </style:style>
    <style:style style:name="T31" style:family="text">
      <style:text-properties officeooo:rsid="00605186"/>
    </style:style>
    <style:style style:name="T32" style:family="text">
      <style:text-properties officeooo:rsid="00640a55"/>
    </style:style>
    <style:style style:name="T33" style:family="text">
      <style:text-properties officeooo:rsid="0065077e"/>
    </style:style>
    <style:style style:name="T34" style:family="text">
      <style:text-properties officeooo:rsid="006635bf"/>
    </style:style>
    <style:style style:name="T35" style:family="text">
      <style:text-properties officeooo:rsid="006d849e"/>
    </style:style>
    <style:style style:name="T36" style:family="text">
      <style:text-properties officeooo:rsid="006eff1f"/>
    </style:style>
    <style:style style:name="T37" style:family="text">
      <style:text-properties officeooo:rsid="00701a24"/>
    </style:style>
    <style:style style:name="T38" style:family="text">
      <style:text-properties officeooo:rsid="0071d695"/>
    </style:style>
    <style:style style:name="T39" style:family="text">
      <style:text-properties officeooo:rsid="00725921"/>
    </style:style>
    <style:style style:name="T40" style:family="text">
      <style:text-properties officeooo:rsid="0074a36b"/>
    </style:style>
    <style:style style:name="T41" style:family="text">
      <style:text-properties officeooo:rsid="007783d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41905456" text:id="ct41905456">
          <text:insertion>
            <office:change-info>
              <dc:creator>Eduardo Grosclaude</dc:creator>
              <dc:date>2014-07-14T08:00:00</dc:date>
            </office:change-info>
          </text:insertion>
        </text:changed-region>
        <text:changed-region xml:id="ct41906400" text:id="ct41906400">
          <text:insertion>
            <office:change-info>
              <dc:creator>Eduardo Grosclaude</dc:creator>
              <dc:date>2014-07-14T08:01:00</dc:date>
            </office:change-info>
          </text:insertion>
        </text:changed-region>
        <text:changed-region xml:id="ct41906624" text:id="ct41906624">
          <text:deletion>
            <office:change-info>
              <dc:creator>Eduardo Grosclaude</dc:creator>
              <dc:date>2014-07-14T08:01:00</dc:date>
            </office:change-info>
            <text:p text:style-name="P1">a</text:p>
          </text:deletion>
        </text:changed-region>
        <text:changed-region xml:id="ct41906864" text:id="ct41906864">
          <text:deletion>
            <office:change-info>
              <dc:creator>Eduardo Grosclaude</dc:creator>
              <dc:date>2014-07-14T08:01:00</dc:date>
            </office:change-info>
            <text:p text:style-name="P1">la herramienta gprof </text:p>
          </text:deletion>
        </text:changed-region>
        <text:changed-region xml:id="ct41902096" text:id="ct41902096">
          <text:insertion>
            <office:change-info>
              <dc:creator>Eduardo Grosclaude</dc:creator>
              <dc:date>2014-07-14T08:01:00</dc:date>
            </office:change-info>
          </text:insertion>
        </text:changed-region>
        <text:changed-region xml:id="ct41902368" text:id="ct41902368">
          <text:deletion>
            <office:change-info>
              <dc:creator>Eduardo Grosclaude</dc:creator>
              <dc:date>2014-07-14T08:02:00</dc:date>
            </office:change-info>
            <text:p text:style-name="P1">veremos </text:p>
          </text:deletion>
        </text:changed-region>
        <text:changed-region xml:id="ct41911600" text:id="ct41911600">
          <text:insertion>
            <office:change-info>
              <dc:creator>Eduardo Grosclaude</dc:creator>
              <dc:date>2014-07-14T08:02:00</dc:date>
            </office:change-info>
          </text:insertion>
        </text:changed-region>
        <text:changed-region xml:id="ct41912624" text:id="ct41912624">
          <text:insertion>
            <office:change-info>
              <dc:creator>Eduardo Grosclaude</dc:creator>
              <dc:date>2014-07-14T08:02:00</dc:date>
            </office:change-info>
          </text:insertion>
        </text:changed-region>
        <text:changed-region xml:id="ct41912816" text:id="ct41912816">
          <text:deletion>
            <office:change-info>
              <dc:creator>Eduardo Grosclaude</dc:creator>
              <dc:date>2014-07-14T08:02:00</dc:date>
            </office:change-info>
            <text:p text:style-name="P1">e</text:p>
          </text:deletion>
        </text:changed-region>
        <text:changed-region xml:id="ct41913744" text:id="ct41913744">
          <text:insertion>
            <office:change-info>
              <dc:creator>Eduardo Grosclaude</dc:creator>
              <dc:date>2014-07-14T08:02:00</dc:date>
            </office:change-info>
          </text:insertion>
        </text:changed-region>
        <text:changed-region xml:id="ct41913936" text:id="ct41913936">
          <text:deletion>
            <office:change-info>
              <dc:creator>Eduardo Grosclaude</dc:creator>
              <dc:date>2014-07-14T08:02:00</dc:date>
            </office:change-info>
            <text:p text:style-name="P1">a</text:p>
          </text:deletion>
        </text:changed-region>
        <text:changed-region xml:id="ct41914160" text:id="ct41914160">
          <text:deletion>
            <office:change-info>
              <dc:creator>Eduardo Grosclaude</dc:creator>
              <dc:date>2014-07-14T08:02:00</dc:date>
            </office:change-info>
            <text:p text:style-name="P1">con ello identificar </text:p>
          </text:deletion>
        </text:changed-region>
        <text:changed-region xml:id="ct41914912" text:id="ct41914912">
          <text:insertion>
            <office:change-info>
              <dc:creator>Eduardo Grosclaude</dc:creator>
              <dc:date>2014-07-14T08:02:00</dc:date>
            </office:change-info>
          </text:insertion>
        </text:changed-region>
        <text:changed-region xml:id="ct41915104" text:id="ct41915104">
          <text:deletion>
            <office:change-info>
              <dc:creator>Eduardo Grosclaude</dc:creator>
              <dc:date>2014-07-14T08:02:00</dc:date>
            </office:change-info>
            <text:p text:style-name="P1">a</text:p>
          </text:deletion>
        </text:changed-region>
        <text:changed-region xml:id="ct41915840" text:id="ct41915840">
          <text:insertion>
            <office:change-info>
              <dc:creator>Eduardo Grosclaude</dc:creator>
              <dc:date>2014-07-14T08:02:00</dc:date>
            </office:change-info>
          </text:insertion>
        </text:changed-region>
        <text:changed-region xml:id="ct41916032" text:id="ct41916032">
          <text:deletion>
            <office:change-info>
              <dc:creator>Eduardo Grosclaude</dc:creator>
              <dc:date>2014-07-14T08:02:00</dc:date>
            </office:change-info>
            <text:p text:style-name="P1">a</text:p>
          </text:deletion>
        </text:changed-region>
        <text:changed-region xml:id="ct41906128" text:id="ct41906128">
          <text:insertion>
            <office:change-info>
              <dc:creator>Unknown Author</dc:creator>
              <dc:date>2014-07-15T19:23:00</dc:date>
            </office:change-info>
          </text:insertion>
        </text:changed-region>
        <text:changed-region xml:id="ct41912352" text:id="ct41912352">
          <text:insertion>
            <office:change-info>
              <dc:creator>Unknown Author</dc:creator>
              <dc:date>2014-07-15T19:57:00</dc:date>
            </office:change-info>
          </text:insertion>
        </text:changed-region>
        <text:changed-region xml:id="ct41802272" text:id="ct41802272">
          <text:insertion>
            <office:change-info>
              <dc:creator>Unknown Author</dc:creator>
              <dc:date>2014-07-15T19:58:00</dc:date>
            </office:change-info>
          </text:insertion>
        </text:changed-region>
        <text:changed-region xml:id="ct41911792" text:id="ct41911792">
          <text:insertion>
            <office:change-info>
              <dc:creator>Unknown Author</dc:creator>
              <dc:date>2014-07-15T19:52:00</dc:date>
            </office:change-info>
          </text:insertion>
        </text:changed-region>
        <text:changed-region xml:id="ct41922288" text:id="ct41922288">
          <text:insertion>
            <office:change-info>
              <dc:creator>Unknown Author</dc:creator>
              <dc:date>2014-07-15T19:53:00</dc:date>
            </office:change-info>
          </text:insertion>
        </text:changed-region>
        <text:changed-region xml:id="ct41924016" text:id="ct41924016">
          <text:insertion>
            <office:change-info>
              <dc:creator>Unknown Author</dc:creator>
              <dc:date>2014-07-15T19:54:00</dc:date>
            </office:change-info>
          </text:insertion>
        </text:changed-region>
        <text:changed-region xml:id="ct41929232" text:id="ct41929232">
          <text:insertion>
            <office:change-info>
              <dc:creator>Unknown Author</dc:creator>
              <dc:date>2014-07-15T19:55:00</dc:date>
            </office:change-info>
          </text:insertion>
        </text:changed-region>
        <text:changed-region xml:id="ct41934176" text:id="ct41934176">
          <text:insertion>
            <office:change-info>
              <dc:creator>Unknown Author</dc:creator>
              <dc:date>2014-07-15T20:00:00</dc:date>
            </office:change-info>
          </text:insertion>
        </text:changed-region>
        <text:changed-region xml:id="ct41934368" text:id="ct41934368">
          <text:insertion>
            <office:change-info>
              <dc:creator>Unknown Author</dc:creator>
              <dc:date>2014-07-15T20:01:00</dc:date>
            </office:change-info>
          </text:insertion>
        </text:changed-region>
        <text:changed-region xml:id="ct41934560" text:id="ct41934560">
          <text:insertion>
            <office:change-info>
              <dc:creator>Unknown Author</dc:creator>
              <dc:date>2014-07-15T20:05:00</dc:date>
            </office:change-info>
          </text:insertion>
        </text:changed-region>
        <text:changed-region xml:id="ct41934752" text:id="ct41934752">
          <text:insertion>
            <office:change-info>
              <dc:creator>Unknown Author</dc:creator>
              <dc:date>2014-07-15T20:06:00</dc:date>
            </office:change-info>
          </text:insertion>
        </text:changed-region>
        <text:changed-region xml:id="ct41936160" text:id="ct41936160">
          <text:insertion>
            <office:change-info>
              <dc:creator>Unknown Author</dc:creator>
              <dc:date>2014-07-15T20:07:00</dc:date>
            </office:change-info>
          </text:insertion>
        </text:changed-region>
        <text:changed-region xml:id="ct41934944" text:id="ct41934944">
          <text:insertion>
            <office:change-info>
              <dc:creator>Unknown Author</dc:creator>
              <dc:date>2014-07-15T20:08:00</dc:date>
            </office:change-info>
          </text:insertion>
        </text:changed-region>
        <text:changed-region xml:id="ct41933872" text:id="ct41933872">
          <text:insertion>
            <office:change-info>
              <dc:creator>Unknown Author</dc:creator>
              <dc:date>2014-07-15T20:09:00</dc:date>
            </office:change-info>
          </text:insertion>
        </text:changed-region>
        <text:changed-region xml:id="ct37836704" text:id="ct37836704">
          <text:insertion>
            <office:change-info>
              <dc:creator>Unknown Author</dc:creator>
              <dc:date>2014-07-15T20:10:00</dc:date>
            </office:change-info>
          </text:insertion>
        </text:changed-region>
        <text:changed-region xml:id="ct41937168" text:id="ct41937168">
          <text:insertion>
            <office:change-info>
              <dc:creator>Unknown Author</dc:creator>
              <dc:date>2014-07-15T20:11:00</dc:date>
            </office:change-info>
          </text:insertion>
        </text:changed-region>
        <text:changed-region xml:id="ct41938768" text:id="ct41938768">
          <text:insertion>
            <office:change-info>
              <dc:creator>Unknown Author</dc:creator>
              <dc:date>2014-07-15T20:12:00</dc:date>
            </office:change-info>
          </text:insertion>
        </text:changed-region>
        <text:changed-region xml:id="ct41915504" text:id="ct41915504">
          <text:insertion>
            <office:change-info>
              <dc:creator>Unknown Author</dc:creator>
              <dc:date>2014-07-15T20:13:00</dc:date>
            </office:change-info>
          </text:insertion>
        </text:changed-region>
        <text:changed-region xml:id="ct37836896" text:id="ct37836896">
          <text:insertion>
            <office:change-info>
              <dc:creator>Unknown Author</dc:creator>
              <dc:date>2014-07-15T20:14:00</dc:date>
            </office:change-info>
          </text:insertion>
        </text:changed-region>
        <text:changed-region xml:id="ct41862848" text:id="ct41862848">
          <text:insertion>
            <office:change-info>
              <dc:creator>Unknown Author</dc:creator>
              <dc:date>2014-07-15T20:15:00</dc:date>
            </office:change-info>
          </text:insertion>
        </text:changed-region>
        <text:changed-region xml:id="ct41933232" text:id="ct41933232">
          <text:insertion>
            <office:change-info>
              <dc:creator>Unknown Author</dc:creator>
              <dc:date>2014-07-15T20:16:00</dc:date>
            </office:change-info>
          </text:insertion>
        </text:changed-region>
        <text:changed-region xml:id="ct41940832" text:id="ct41940832">
          <text:insertion>
            <office:change-info>
              <dc:creator>Unknown Author</dc:creator>
              <dc:date>2014-07-15T20:18:00</dc:date>
            </office:change-info>
          </text:insertion>
        </text:changed-region>
        <text:changed-region xml:id="ct37837088" text:id="ct37837088">
          <text:insertion>
            <office:change-info>
              <dc:creator>Unknown Author</dc:creator>
              <dc:date>2014-07-15T20:19:00</dc:date>
            </office:change-info>
          </text:insertion>
        </text:changed-region>
        <text:changed-region xml:id="ct41936896" text:id="ct41936896">
          <text:insertion>
            <office:change-info>
              <dc:creator>Unknown Author</dc:creator>
              <dc:date>2014-07-15T20:20:00</dc:date>
            </office:change-info>
          </text:insertion>
        </text:changed-region>
        <text:changed-region xml:id="ct41939360" text:id="ct41939360">
          <text:insertion>
            <office:change-info>
              <dc:creator>Unknown Author</dc:creator>
              <dc:date>2014-07-15T21:29:00</dc:date>
            </office:change-info>
          </text:insertion>
        </text:changed-region>
        <text:changed-region xml:id="ct41859824" text:id="ct41859824">
          <text:insertion>
            <office:change-info>
              <dc:creator>Unknown Author</dc:creator>
              <dc:date>2014-07-15T20:21:00</dc:date>
            </office:change-info>
          </text:insertion>
        </text:changed-region>
        <text:changed-region xml:id="ct41862496" text:id="ct41862496">
          <text:insertion>
            <office:change-info>
              <dc:creator>Unknown Author</dc:creator>
              <dc:date>2014-07-15T20:22:00</dc:date>
            </office:change-info>
          </text:insertion>
        </text:changed-region>
        <text:changed-region xml:id="ct41933424" text:id="ct41933424">
          <text:insertion>
            <office:change-info>
              <dc:creator>Unknown Author</dc:creator>
              <dc:date>2014-07-15T20:23:00</dc:date>
            </office:change-info>
          </text:insertion>
        </text:changed-region>
        <text:changed-region xml:id="ct41864304" text:id="ct41864304">
          <text:insertion>
            <office:change-info>
              <dc:creator>Unknown Author</dc:creator>
              <dc:date>2014-07-15T21:49:00</dc:date>
            </office:change-info>
          </text:insertion>
        </text:changed-region>
        <text:changed-region xml:id="ct41938960" text:id="ct41938960">
          <text:insertion>
            <office:change-info>
              <dc:creator>Unknown Author</dc:creator>
              <dc:date>2014-07-15T21:50:00</dc:date>
            </office:change-info>
          </text:insertion>
        </text:changed-region>
        <text:changed-region xml:id="ct41942832" text:id="ct41942832">
          <text:insertion>
            <office:change-info>
              <dc:creator>Unknown Author</dc:creator>
              <dc:date>2014-07-19T12:08:00</dc:date>
            </office:change-info>
          </text:insertion>
        </text:changed-region>
        <text:changed-region xml:id="ct41946992" text:id="ct41946992">
          <text:insertion>
            <office:change-info>
              <dc:creator>Unknown Author</dc:creator>
              <dc:date>2014-07-19T12:09:00</dc:date>
            </office:change-info>
          </text:insertion>
        </text:changed-region>
        <text:changed-region xml:id="ct41948032" text:id="ct41948032">
          <text:insertion>
            <office:change-info>
              <dc:creator>Unknown Author</dc:creator>
              <dc:date>2014-07-19T12:10:00</dc:date>
            </office:change-info>
          </text:insertion>
        </text:changed-region>
        <text:changed-region xml:id="ct41949760" text:id="ct41949760">
          <text:insertion>
            <office:change-info>
              <dc:creator>Unknown Author</dc:creator>
              <dc:date>2014-07-19T12:11:00</dc:date>
            </office:change-info>
          </text:insertion>
        </text:changed-region>
        <text:changed-region xml:id="ct41865968" text:id="ct41865968">
          <text:insertion>
            <office:change-info>
              <dc:creator>Unknown Author</dc:creator>
              <dc:date>2014-07-19T12:12:00</dc:date>
            </office:change-info>
          </text:insertion>
        </text:changed-region>
        <text:changed-region xml:id="ct41948432" text:id="ct41948432">
          <text:insertion>
            <office:change-info>
              <dc:creator>Unknown Author</dc:creator>
              <dc:date>2014-07-19T12:15:00</dc:date>
            </office:change-info>
          </text:insertion>
        </text:changed-region>
        <text:changed-region xml:id="ct41945408" text:id="ct41945408">
          <text:insertion>
            <office:change-info>
              <dc:creator>Unknown Author</dc:creator>
              <dc:date>2014-07-19T12:16:00</dc:date>
            </office:change-info>
          </text:insertion>
        </text:changed-region>
        <text:changed-region xml:id="ct41864784" text:id="ct41864784">
          <text:insertion>
            <office:change-info>
              <dc:creator>Unknown Author</dc:creator>
              <dc:date>2014-07-19T12:17:00</dc:date>
            </office:change-info>
          </text:insertion>
        </text:changed-region>
        <text:changed-region xml:id="ct41948624" text:id="ct41948624">
          <text:insertion>
            <office:change-info>
              <dc:creator>Unknown Author</dc:creator>
              <dc:date>2014-07-19T12:18:00</dc:date>
            </office:change-info>
          </text:insertion>
        </text:changed-region>
        <text:changed-region xml:id="ct41942112" text:id="ct41942112">
          <text:insertion>
            <office:change-info>
              <dc:creator>Eduardo Grosclaude</dc:creator>
              <dc:date>2014-07-14T08:03:00</dc:date>
            </office:change-info>
          </text:insertion>
        </text:changed-region>
        <text:changed-region xml:id="ct41951552" text:id="ct41951552">
          <text:deletion>
            <office:change-info>
              <dc:creator>Unknown Author</dc:creator>
              <dc:date>2014-07-15T21:51:00</dc:date>
            </office:change-info>
            <text:p text:style-name="P2"><text:span text:style-name="T1">que </text:span></text:p>
          </text:deletion>
        </text:changed-region>
        <text:changed-region xml:id="ct41959472" text:id="ct41959472">
          <text:insertion>
            <office:change-info>
              <dc:creator>Unknown Author</dc:creator>
              <dc:date>2014-07-15T21:52:00</dc:date>
            </office:change-info>
          </text:insertion>
        </text:changed-region>
        <text:changed-region xml:id="ct42009280" text:id="ct42009280">
          <text:insertion>
            <office:change-info>
              <dc:creator>Unknown Author</dc:creator>
              <dc:date>2014-07-14T21:18:00</dc:date>
            </office:change-info>
          </text:insertion>
        </text:changed-region>
        <text:changed-region xml:id="ct41999072" text:id="ct41999072">
          <text:insertion>
            <office:change-info>
              <dc:creator>Unknown Author</dc:creator>
              <dc:date>2014-07-14T21:19:00</dc:date>
            </office:change-info>
          </text:insertion>
        </text:changed-region>
        <text:changed-region xml:id="ct41952816" text:id="ct41952816">
          <text:insertion>
            <office:change-info>
              <dc:creator>Unknown Author</dc:creator>
              <dc:date>2014-07-14T21:20:00</dc:date>
            </office:change-info>
          </text:insertion>
        </text:changed-region>
        <text:changed-region xml:id="ct42008496" text:id="ct42008496">
          <text:insertion>
            <office:change-info>
              <dc:creator>Unknown Author</dc:creator>
              <dc:date>2014-07-14T21:21:00</dc:date>
            </office:change-info>
          </text:insertion>
        </text:changed-region>
        <text:changed-region xml:id="ct42008688" text:id="ct42008688">
          <text:insertion>
            <office:change-info>
              <dc:creator>Unknown Author</dc:creator>
              <dc:date>2014-07-14T21:22:00</dc:date>
            </office:change-info>
          </text:insertion>
        </text:changed-region>
        <text:changed-region xml:id="ct42008880" text:id="ct42008880">
          <text:insertion>
            <office:change-info>
              <dc:creator>Unknown Author</dc:creator>
              <dc:date>2014-07-14T21:23:00</dc:date>
            </office:change-info>
          </text:insertion>
        </text:changed-region>
        <text:changed-region xml:id="ct42009552" text:id="ct42009552">
          <text:insertion>
            <office:change-info>
              <dc:creator>Unknown Author</dc:creator>
              <dc:date>2014-07-14T21:24:00</dc:date>
            </office:change-info>
          </text:insertion>
        </text:changed-region>
        <text:changed-region xml:id="ct41939920" text:id="ct41939920">
          <text:insertion>
            <office:change-info>
              <dc:creator>Unknown Author</dc:creator>
              <dc:date>2014-07-14T21:25:00</dc:date>
            </office:change-info>
          </text:insertion>
        </text:changed-region>
        <text:changed-region xml:id="ct42022864" text:id="ct42022864">
          <text:insertion>
            <office:change-info>
              <dc:creator>Unknown Author</dc:creator>
              <dc:date>2014-07-14T21:26:00</dc:date>
            </office:change-info>
          </text:insertion>
        </text:changed-region>
        <text:changed-region xml:id="ct42025568" text:id="ct42025568">
          <text:insertion>
            <office:change-info>
              <dc:creator>Unknown Author</dc:creator>
              <dc:date>2014-07-14T21:27:00</dc:date>
            </office:change-info>
          </text:insertion>
        </text:changed-region>
        <text:changed-region xml:id="ct42028512" text:id="ct42028512">
          <text:insertion>
            <office:change-info>
              <dc:creator>Unknown Author</dc:creator>
              <dc:date>2014-07-14T21:28:00</dc:date>
            </office:change-info>
          </text:insertion>
        </text:changed-region>
        <text:changed-region xml:id="ct42030752" text:id="ct42030752">
          <text:insertion>
            <office:change-info>
              <dc:creator>Unknown Author</dc:creator>
              <dc:date>2014-07-14T21:32:00</dc:date>
            </office:change-info>
          </text:insertion>
        </text:changed-region>
        <text:changed-region xml:id="ct42031344" text:id="ct42031344">
          <text:insertion>
            <office:change-info>
              <dc:creator>Unknown Author</dc:creator>
              <dc:date>2014-07-14T21:43:00</dc:date>
            </office:change-info>
          </text:insertion>
        </text:changed-region>
        <text:changed-region xml:id="ct42032640" text:id="ct42032640">
          <text:insertion>
            <office:change-info>
              <dc:creator>Unknown Author</dc:creator>
              <dc:date>2014-07-14T21:33:00</dc:date>
            </office:change-info>
          </text:insertion>
        </text:changed-region>
        <text:changed-region xml:id="ct42030944" text:id="ct42030944">
          <text:insertion>
            <office:change-info>
              <dc:creator>Unknown Author</dc:creator>
              <dc:date>2014-07-14T21:43:00</dc:date>
            </office:change-info>
          </text:insertion>
        </text:changed-region>
        <text:changed-region xml:id="ct42031136" text:id="ct42031136">
          <text:insertion>
            <office:change-info>
              <dc:creator>Unknown Author</dc:creator>
              <dc:date>2014-07-14T21:44:00</dc:date>
            </office:change-info>
          </text:insertion>
        </text:changed-region>
        <text:changed-region xml:id="ct41884400" text:id="ct41884400">
          <text:insertion>
            <office:change-info>
              <dc:creator>Unknown Author</dc:creator>
              <dc:date>2014-07-14T21:45:00</dc:date>
            </office:change-info>
          </text:insertion>
        </text:changed-region>
        <text:changed-region xml:id="ct41855456" text:id="ct41855456">
          <text:insertion>
            <office:change-info>
              <dc:creator>Unknown Author</dc:creator>
              <dc:date>2014-07-14T21:46:00</dc:date>
            </office:change-info>
          </text:insertion>
        </text:changed-region>
        <text:changed-region xml:id="ct41796768" text:id="ct41796768">
          <text:insertion>
            <office:change-info>
              <dc:creator>Unknown Author</dc:creator>
              <dc:date>2014-07-14T21:48:00</dc:date>
            </office:change-info>
          </text:insertion>
        </text:changed-region>
        <text:changed-region xml:id="ct41796960" text:id="ct41796960">
          <text:insertion>
            <office:change-info>
              <dc:creator>Unknown Author</dc:creator>
              <dc:date>2014-07-14T21:49:00</dc:date>
            </office:change-info>
          </text:insertion>
        </text:changed-region>
        <text:changed-region xml:id="ct41797152" text:id="ct41797152">
          <text:insertion>
            <office:change-info>
              <dc:creator>Unknown Author</dc:creator>
              <dc:date>2014-07-14T21:51:00</dc:date>
            </office:change-info>
          </text:insertion>
        </text:changed-region>
        <text:changed-region xml:id="ct41797344" text:id="ct41797344">
          <text:insertion>
            <office:change-info>
              <dc:creator>Unknown Author</dc:creator>
              <dc:date>2014-07-14T21:52:00</dc:date>
            </office:change-info>
          </text:insertion>
        </text:changed-region>
        <text:changed-region xml:id="ct40896832" text:id="ct40896832">
          <text:insertion>
            <office:change-info>
              <dc:creator>Unknown Author</dc:creator>
              <dc:date>2014-07-14T21: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CAPITULO 3</text:p>
      <text:p text:style-name="P5"/>
      <text:p text:style-name="P5"><text:span text:style-name="T3">O</text:span>ptimización e implementación de multiprocesamiento <text:span text:style-name="T3">con OpenMP</text:span> <text:span text:style-name="T3">en Fortran </text:span>para una aplicación legacy de Dinámica de Fluidos.</text:p>
      <text:p text:style-name="P5"/>
      <text:p text:style-name="P7">3.1 Introducción</text:p>
      <text:p text:style-name="P6"/>
      <text:p text:style-name="P8">En <text:span text:style-name="T5">los capítulos anteriores presentamos tanto la problemática por la cual surge la idea y la necesidad de paralelización en la programación, como cuales serían las herramientas a utilizar, en nuestro caso OpenMP bajo Fortran. </text:span></text:p>
      <text:p text:style-name="P11">La elección del lenguaje Fortran es debido a que el usuario de la aplicación utilizada es también su creador, de manera que para hacer lo mas transparente posible el cambio se decide no alterar este aspecto del programa.</text:p>
      <text:p text:style-name="P9">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change-start text:change-id="ct41905456"/></text:p>
      <text:p text:style-name="P39">AQUI HAY QUE INSERTAR UN POCO DE MARCO TEORICO DE OPTIMIZACION, POR QUÉ SE VA A SEGUIR EL PROCESO QUE SE SIGUE (hacer todas las citas de Garg &amp;co. que haga falta con gráficos, etc). Puede lleva<text:change-end text:change-id="ct41905456"/><text:change-start text:change-id="ct41906400"/>r una subsección aparte.<text:change-end text:change-id="ct41906400"/></text:p>
      <text:p text:style-name="P1">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1">También realizaremos un<text:change text:change-id="ct41906624"/> análisis del perfil de ejecución de la aplicación con <text:change text:change-id="ct41906864"/><text:change-start text:change-id="ct41902096"/><text:span text:style-name="T25">una herramienta de perfilado (PARTICULARIZAR LO MAS TARDE POSIBLE) </text:span><text:change-end text:change-id="ct41902096"/>con la cual <text:change text:change-id="ct41902368"/><text:change-start text:change-id="ct41911600"/><text:span text:style-name="T25">identificaremos </text:span><text:change-end text:change-id="ct41911600"/>qu<text:change-start text:change-id="ct41912624"/><text:span text:style-name="T25">é</text:span><text:change-end text:change-id="ct41912624"/><text:change text:change-id="ct41912816"/> rutinas son las que m<text:change-start text:change-id="ct41913744"/><text:span text:style-name="T25">á</text:span><text:change-end text:change-id="ct41913744"/><text:change text:change-id="ct41913936"/>s tiempo consumen y <text:change text:change-id="ct41914160"/>cu<text:change-start text:change-id="ct41914912"/><text:span text:style-name="T25">á</text:span><text:change-end text:change-id="ct41914912"/><text:change text:change-id="ct41915104"/>les son las m<text:change-start text:change-id="ct41915840"/><text:span text:style-name="T25">á</text:span><text:change-end text:change-id="ct41915840"/><text:change text:change-id="ct41916032"/>s indicadas para aplicar la paralelización.</text:p>
      <text:p text:style-name="P1">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9"><text:change-start text:change-id="ct41906128"/></text:p>
      <text:p text:style-name="P44">3.1.1 <text:span text:style-name="T28">Proceso de o</text:span>ptimización</text:p>
      <text:p text:style-name="P44"/>
      <text:p text:style-name="P46"><text:change-end text:change-id="ct41906128"/><text:change-start text:change-id="ct41912352"/><text:span text:style-name="T29">Garg y Sharapov en su trabajo “Techniques for Optimizing Applications: High Performance Computing” [referencia] nos indican que </text:span><text:change-end text:change-id="ct41912352"/><text:change-start text:change-id="ct41802272"/><text:span text:style-name="T29">d</text:span><text:change-end text:change-id="ct41802272"/><text:change-start text:change-id="ct41911792"/>ependiendo del proposito de una aplicación y como será utilizada<text:change-end text:change-id="ct41911792"/><text:change-start text:change-id="ct41922288"/>, podemos observar que hay tres principios <text:span text:style-name="T29">de la </text:span>optimización del desempeño <text:span text:style-name="T29">que son </text:span>comunes:</text:p>
      <text:p text:style-name="P45"/>
      <text:list xml:id="list5243262665807154413" text:style-name="L1">
        <text:list-item>
          <text:p text:style-name="P65">Res<text:change-end text:change-id="ct41922288"/><text:change-start text:change-id="ct41924016"/>olver el problema mas rápido</text:p>
        </text:list-item>
        <text:list-item>
          <text:p text:style-name="P65">Resolver un problema mas grande en el mismo tiempo</text:p>
        </text:list-item>
        <text:list-item>
          <text:p text:style-name="P65">Resolver el mismo problema en el mismo tiempo pero utilizando <text:change-end text:change-id="ct41924016"/><text:change-start text:change-id="ct41929232"/>una cantidad menor de recursos del sistema</text:p>
        </text:list-item>
      </text:list>
      <text:p text:style-name="P45"/>
      <text:p text:style-name="P47"><text:change-end text:change-id="ct41929232"/><text:change-start text:change-id="ct41934176"/><text:soft-page-break/>En aplicaciones de HPC, obtener resultados mas rápido <text:change-end text:change-id="ct41934176"/><text:change-start text:change-id="ct41934368"/>es crucial para los usuarios. Por ejemplo, <text:change-end text:change-id="ct41934368"/><text:change-start text:change-id="ct41934560"/>para un ingeniero representa una diferencia considerable si <text:change-end text:change-id="ct41934560"/><text:change-start text:change-id="ct41934752"/>puede repetir una simulación en el transcurso de una noche en lugar de esperar varios días para que la simulación termine, tiempo que puede ser aprovechado para modificar el diseño<text:change-end text:change-id="ct41934752"/><text:change-start text:change-id="ct41936160"/>.</text:p>
      <text:p text:style-name="P47"><text:change-end text:change-id="ct41936160"/><text:change-start text:change-id="ct41934944"/>Por otro lado, el resolver un problema mas grande en el mismo tiempo puede ser la meta.<text:change-end text:change-id="ct41934944"/><text:change-start text:change-id="ct41933872"/> Por ejemplo, un meteorologo necesita completar simulaciones de sus modelos de clima en un tiempo especificado. La mejora del desempeño <text:change-end text:change-id="ct41933872"/><text:change-start text:change-id="ct37836704"/>puede ser el permitirle al meteorologo usar conjuntos de datos mas grandes <text:span text:style-name="T30">en el mismo tiempo de ejec</text:span><text:change-end text:change-id="ct37836704"/><text:change-start text:change-id="ct41937168"/><text:span text:style-name="T30">ución para obtener previsiones del clima mas precisas</text:span><text:change-end text:change-id="ct41937168"/><text:change-start text:change-id="ct41938768"/><text:span text:style-name="T30">.</text:span></text:p>
      <text:p text:style-name="P48">Y en el caso de que tanto el tamaño del problema como el tiempo de ejecución <text:change-end text:change-id="ct41938768"/><text:change-start text:change-id="ct41915504"/>se deban mantener constantes, una aplicación optimizada consumirá menos recursos para completar su ejecución.</text:p>
      <text:p text:style-name="P48"><text:change-end text:change-id="ct41915504"/><text:change-start text:change-id="ct37836896"/></text:p>
      <text:p text:style-name="P49">Siguiendo la explicación de Garg y Sharapov [ref], podemos ver en la figura 3.aa <text:span text:style-name="T31">que </text:span>el pro<text:change-end text:change-id="ct37836896"/><text:change-start text:change-id="ct41862848"/>ceso de optimización tiene algunas etapas fundament<text:change-end text:change-id="ct41862848"/><text:change-start text:change-id="ct41933232"/>ales: <text:span text:style-name="T31">desarrollo de la aplicación (</text:span>program<text:span text:style-name="T31">ación y portabilidad), optimización serial, y optimización paralela</text:span><text:change-end text:change-id="ct41933232"/><text:change-start text:change-id="ct41940832"/><text:span text:style-name="T31">.</text:span><text:change-end text:change-id="ct41940832"/><text:change-start text:change-id="ct37837088"/></text:p>
      <text:p text:style-name="P49"/>
      <text:p text:style-name="P64">Figura 3.aa (pag 51 garg y sharapov)</text:p>
      <text:p text:style-name="P49"/>
      <text:p text:style-name="P50"><text:change-end text:change-id="ct37837088"/><text:change-start text:change-id="ct41936896"/>La primer etapa <text:change-end text:change-id="ct41936896"/><text:change-start text:change-id="ct41939360"/><text:span text:style-name="T32">abarca</text:span><text:change-end text:change-id="ct41939360"/><text:change-start text:change-id="ct41859824"/> el desarrollo de la aplicación, es decir, elección de algoritmos y estructuras de datos para resolver el problema. En el caso de este trabajo de Tesis esa etapa fue llevad<text:change-end text:change-id="ct41859824"/><text:change-start text:change-id="ct41862496"/>a a cabo por el autor de la aplicación en que basamos nu<text:change-end text:change-id="ct41862496"/><text:change-start text:change-id="ct41933424"/>estro estudio.</text:p>
      <text:p text:style-name="P50">Las etapas de optimización serial y optimización paralela son las que serán explicadas brevemente en esta subsección.</text:p>
      <text:p text:style-name="P51">Una decisión importante que se debe tomar al optimizar, es <text:span text:style-name="T33">contemplar</text:span> que plataforma o <text:span text:style-name="T33">conjunto de ellas implementará la aplicación</text:span>. Esta decisión <text:span text:style-name="T33">incluye</text:span> seleccionar la versión de Sistema Operativo y determinar si la aplicación <text:span text:style-name="T32">correrá</text:span> en modo de 32-bit o 64-bit. <text:span text:style-name="T34">Mientras más puntuales sean nuestras decisiones, más focalizada será la optimización, limitando el rango de plataformas en las cuales el programa puede ejecutarse. Una vez el programa produce resultados correctos, está listo para ser optimizado. Se seleccionan un conjunto de casos de test para validar que el programa continúa arrojando resultados correctos y se los utiliza repetidamente en el transcurso de la optimización.</text:span></text:p>
      <text:p text:style-name="P51"/>
      <text:p text:style-name="P52"><text:change-end text:change-id="ct41933424"/><text:change-start text:change-id="ct41864304"/>También se debe seleccionar un conjunto de casos para <text:change-end text:change-id="ct41864304"/><text:change-start text:change-id="ct41938960"/>llevar a cabo <text:span text:style-name="T36">pruebas</text:span> de tiempo. Puede ser necesario <text:span text:style-name="T35">que este conjunto sea</text:span> diferente a los utilizados para validar el programa.<text:change-end text:change-id="ct41938960"/><text:change-start text:change-id="ct41942832"/> <text:span text:style-name="T37">Los casos de test para </text:span><text:change-end text:change-id="ct41942832"/><text:change-start text:change-id="ct41946992"/><text:span text:style-name="T37">el cronometraje de tiempo podrían ser varios benchmarks que representan</text:span><text:change-end text:change-id="ct41946992"/><text:change-start text:change-id="ct41948032"/><text:span text:style-name="T37"> adecuadamente el uso del programa. Utilizamos estos benchmarks para medir el desempeño de </text:span><text:change-end text:change-id="ct41948032"/><text:change-start text:change-id="ct41949760"/><text:span text:style-name="T37">la linea de base, de manera de disponer de datos fiables para utilizar mas tarde en las comparaciones de código optimizado y código original. De esta manera, el efecto de la opt</text:span><text:change-end text:change-id="ct41949760"/><text:change-start text:change-id="ct41865968"/><text:span text:style-name="T37">imización se puede medir.</text:span></text:p>
      <text:p text:style-name="P52"/>
      <text:p text:style-name="P53">3.1.1.1 Optimización Serial</text:p>
      <text:p text:style-name="P53"/>
      <text:p text:style-name="P54"><text:change-end text:change-id="ct41865968"/><text:change-start text:change-id="ct41948432"/>La Optimización Serial es un proceso iterativo que involucra medir repetidamente un programa<text:change-end text:change-id="ct41948432"/><text:change-start text:change-id="ct41945408"/> seguido<text:change-end text:change-id="ct41945408"/><text:change-start text:change-id="ct41864784"/> por la optimización de sus partes críticas de rendimiento. La figura 3.<text:change-end text:change-id="ct41864784"/><text:change-start text:change-id="ct41948624"/>bb <text:s/>resume las tareas de optimización y da un diagrama de flujo simplificado para el proceso de optimización serial.</text:p>
      <text:p text:style-name="P54"/>
      <text:p text:style-name="P54">Figura 3.bb (pag 52 garg y sharapov)</text:p>
      <text:p text:style-name="P54"/>
      <text:p text:style-name="P54">Una vez que las mediciones de rendimiento de la linea de base se han obtenido, el esfuerzo de optimización debe iniciarse mediante la compilación de todo el programa con opciones seguras. Siguiente, linkear librerías optimizadas. (Este linkeo es una manera sencilla de llevar implementaciones altamente optimizadas de operaciones estandar en un programa)</text:p>
      <text:p text:style-name="P54"><text:soft-page-break/>Luego de esto se debe verificar que los resultados preservan la correctitud del programa. Este paso incluye verificar que el programa realiza llamadas a las Interfaces de Programación de Aplicación (APIs sus siglas en Ingles) <text:span text:style-name="T38">adecuadas</text:span> en las librerías optimizadas. <text:span text:style-name="T38">Además, es recomendable que sea medido el desempeño del programa para verificar que ha mejorado.</text:span></text:p>
      <text:p text:style-name="P68">El siguiente paso es identificar partes de desempeño críticas en el código. El perfilado (profiling en Ingles) del código fuente puede ser usado para determinar cuales partes del código son las que toman mas tiempo para ejecutarse. Las partes identificadas son excelentes objetivos para enfocar el esfuerzo de optimización, <text:span text:style-name="T39">y las mejoras resultantes de desempeño pueden ser significativas. Otra técnica muy útil para identificar estas partes de código críticas es el monitoreo de la actividad del sistema y el uso de los recursos del sistema. </text:span></text:p>
      <text:p text:style-name="P68"/>
      <text:p text:style-name="P69">3.1.1.2 Optimización Paralela</text:p>
      <text:p text:style-name="P69"/>
      <text:p text:style-name="P69">Luego de que la aplicación está optimizada para procesamiento serial, su tiempo de ejecución puede ser <text:s/>reducido aún mas permitiendo que se ejecute en varios procesadores. Las técnicas mas usadas comunmente para paralelización son el hilado explicito, las directivas al compilador y el pasaje de mensajes. En la figura 3.cc se vé ilustrado el proceso de optimización paralela.</text:p>
      <text:p text:style-name="P69"/>
      <text:p text:style-name="P69">Figura 3.cc (garg &amp; sharapov pag 55)</text:p>
      <text:p text:style-name="P69"/>
      <text:p text:style-name="P69">El primer paso es elegir un modelo, identificar que partes del programa deben ser paralelizadas y determinar como <text:span text:style-name="T41">dividir</text:span> la carga de trabajo computacional entre los diferentes procesadores. <text:span text:style-name="T41">Dividir</text:span> la carga de trabajo computacional es crucial para el desempeño, ya que determina <text:span text:style-name="T40">los gastos generales de comunicación, sincronización y de desequilibrios de carga resultantes en un programa paralelizado. Generalmente, una división de trabajo de “nivel grueso” es recomendada debido a que minimiza la comunicación entre las tareas paralelas, pero en algunos casos, un enfoque de este tipo lleva a balanceo de carga muy pobre; un nivel mas fino en el particionamiento de la carga de trabajo puede llevar a un mejor balanceo de carga y desempeño de la aplicación.</text:span></text:p>
      <text:p text:style-name="P70">Luego de seleccionado un modelo de paralelización e implementado, lo siguiente es optimizar su desempeño. Similar a la optimización serial, este proceso es iterativo e involucra mediciones repetidas seguidas de aplicar una o mas técnicas de optimización para mejorar el desempeño del programa. Las aplicaciones paralelas, sin importar el modelo utilizado, necesitan que exista comunicación entre los procesos o hilos concurrentes. Se debe tener cuidado de minimizar los gastos extras en comunicación y asegurar una sincronización eficiente en la implementación; <text:span text:style-name="T41">M</text:span>inimizar el des<text:span text:style-name="T41">equilibrio</text:span> de cargas <text:span text:style-name="T41">entre las tareas paralelas, ya que esto degrada la escalabilidad del programa. También se debe considerar temas como migración y programación de procesos, y coherencia de cache. Las librerías del compilador pueden ser utilizadas para implementar versiones paralelas de funciones usadas comunmente, tanto en aplicaciones multihilo como multiproceso.</text:span></text:p>
      <text:p text:style-name="P54"><text:change-end text:change-id="ct41948624"/></text:p>
      <text:p text:style-name="P6"/>
      <text:p text:style-name="P6">3.<text:span text:style-name="T4">2</text:span> Análisis de la aplicación.</text:p>
      <text:p text:style-name="P6"/>
      <text:p text:style-name="P10">-Vista inicial</text:p>
      <text:p text:style-name="P2">Lo primero que <text:span text:style-name="T1">haremos es analizar la aplicación para poder proceder con la optimización de la misma y su paralelización. Como explican Garg y Sharapov [ref Techniques for Optimizing Apps: HPC],</text:span><text:change-start text:change-id="ct41942112"/><text:span text:style-name="T1"> SACARLO A LA SUBSECCION DE OPTIMIZACION</text:span><text:change-end text:change-id="ct41942112"/><text:span text:style-name="T1"> debemos identificar la plataforma en que corre la aplicación (o </text:span><text:change text:change-id="ct41951552"/><text:span text:style-name="T1">correra), determinando versión de SO y arquitectura. La aplicación recibida fue ampliamente utilizada en arquitectura x86 de 32 bits, bajo SO GNU/Linux, específicamente CentOS. Obtuvimos resultados base de comparación de ejecuciones de la aplicación bajo este entorno para tener como ref</text:span><text:soft-page-break/><text:span text:style-name="T1">erencia, y fue indicado por quien es autor de la aplicación que la misma es totalmente determinística, con lo cual la aplicación con los datos de entrada provistos</text:span><text:change-start text:change-id="ct41959472"/><text:span text:style-name="T1">,</text:span><text:change-end text:change-id="ct41959472"/><text:span text:style-name="T1"> debía dar los mismos resultados ejecución tras ejecución.</text:span></text:p>
      <text:p text:style-name="P19">Para realizar el trabajo de Tesis seleccionamos entorno GNU/Linux, con la distribución Slackware de 64 bits como base, a la cual no fue necesario agregar ni realizar ninguna compilación especial. Se verificó que la aplicación sin ninguna modificación compilara correctamente y arrojara para los datos de entrada exactamente los mismos resultados que en su entorno original. Con esto ya verificado podemos avanzar en el trabajo de Tesis hacia el analisis propiamente dicho de la aplicación. </text:p>
      <text:p text:style-name="P12">En nuestro caso, <text:span text:style-name="T6">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13">Contaremos con dos casos de test provistos por el creador de la aplicación, los cuales particularmente se identifican por <text:span text:style-name="T7">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20">Estos valores también definen unas variables globales comunes de la aplicación llamadas “maxir” y “maxio” que se setean a nr+1 y no+1 respectivamente. Los valores están codificados directamente en la aplicación y no se utiliza ningún tipo de constante para definirlos, algo que sería mas adecuado para el tratamiento de dichos valores y para tener un código mas limpio, pero no se modifico esto y se mantuvo el tratamiento original de los valores para no alterar tanto el código al usuario final. </text:p>
      <text:p text:style-name="P14">La obtención de los valores de entrada para las simulaciones a partir de un archivo de texto tampoco se modificó por lo explicado en el párrafo anterior.</text:p>
      <text:p text:style-name="P14"/>
      <text:p text:style-name="P14"/>
      <text:p text:style-name="P12"/>
      <text:p text:style-name="P10"><text:span text:style-name="T10">3.2.1 </text:span>Análisis de gprof</text:p>
      <text:p text:style-name="P14">Previo a comenzar la optimización lineal realizamos análisis de la aplicación con gprof para poder comparar los principales puntos de consumo de tiempo previo a la optimización lineal y luego de la misma y ver si se mantienen la tendencia de cual rutina seleccionar para paralelización y además observar si se ve muy alterado el comportamiento de la aplicación con la optimización lineal.</text:p>
      <text:p text:style-name="P14">Los datos obtenidos por gprof en este estado se pueden observar en la figura 3.x</text:p>
      <text:p text:style-name="P14"/>
      <text:p text:style-name="P14"/>
      <text:p text:style-name="P14"><text:tab/><text:tab/><text:tab/><text:tab/><text:span text:style-name="T8">Agregar imagen 3.x</text:span></text:p>
      <text:p text:style-name="P10"/>
      <text:p text:style-name="P15">Como vemos la rutina mas “pesada” de la aplicación resulta ser estela con <text:span text:style-name="T9">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10"/>
      <text:p text:style-name="P10"/>
      <text:p text:style-name="P10">-Selección estrategia de optimización</text:p>
      <text:p text:style-name="P16">Según el siguiente gráfico de <text:span text:style-name="T1">Garg y Sharapov [ref Techniques for Optimizing Apps: HPC] </text:span></text:p>
      <text:p text:style-name="P16"/>
      <text:p text:style-name="P16"><text:tab/><text:tab/><text:tab/><text:tab/>imagen 3.x del pdf de estos muchachos <text:span text:style-name="T11">(figura 1-1, hoja 51 del pdf)</text:span></text:p>
      <text:p text:style-name="P16"/>
      <text:p text:style-name="P16">Tendríamos “código correcto no optimizado” (Unoptimized Correct Code), así que siguiendo este esquema debemos realizar una optimización serial para obtener código optimizado, y luego de esto <text:soft-page-break/>pasamos a la etapa de “Optimización Paralela” donde aplicamos paralelización al código para obtener justamente código paralelo optimizado.</text:p>
      <text:p text:style-name="P17">En las siguientes secciones veremos como realizamos estas dos etapas del proceso para obtener nuestra aplicación de estudio optimizada paralelamente.</text:p>
      <text:p text:style-name="P6"/>
      <text:p text:style-name="P6">3.<text:span text:style-name="T4">3</text:span> Optimización lineal del código Fortran.</text:p>
      <text:p text:style-name="P18">Como indican <text:span text:style-name="T1">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 no se buscan, ni utilizan, librerías que pudieran optimizar otras partes del programa, entendiendo/<text:span text:style-name="T12">suponiendo</text:span> además que las librerías propias del compilador están lo suficientemente optimizadas para la plataforma donde se ejecuta.</text:p>
      <text:p text:style-name="P21"/>
      <text:p text:style-name="P21">3.3.1 Análisis del acceso a datos de la aplicación</text:p>
      <text:p text:style-name="P21">Al analizar los resultados que arroja la aplicación luego de ser ejecutada se puede ver que maneja muchos archivos en disco tanto de texto como binarios (temporales). Con un simple “ls” en el directorio de la aplicación podemos ver que aparecen <text:span text:style-name="T13">34 archivos TXT, 9 archivos PLT, 5 archivos OUT y por ultimo 8 archivos TMP; no contamos el archivo fuente .for, el ejecutable invisidosExe, ni el archivo con los datos de entrada entvis2f.in ni el que guardamos los datos de gprof invisidosExegprof.</text:span></text:p>
      <text:p text:style-name="P21"/>
      <text:p text:style-name="P56">h4ndr3s@gondolin:~/pruebas/oldone$ ls</text:p>
      <text:p text:style-name="P56">alfa.txt <text:s text:c="3"/><text:tab/>cp2.txt <text:s text:c="5"/><text:tab/>integ1.txt <text:s text:c="8"/><text:tab/><text:tab/>vel02int.txt</text:p>
      <text:p text:style-name="P56">arco.txt <text:s text:c="3"/><text:tab/>cpei.plt <text:s text:c="4"/><text:tab/>integ2.txt <text:s text:c="8"/><text:tab/><text:tab/>vel02pvn.txt</text:p>
      <text:p text:style-name="P56">cindg.tmp <text:s text:c="2"/><text:tab/>cpei.txt <text:s text:c="4"/><text:tab/>invisidos2fin.for <text:s/><text:tab/>velcapae.txt</text:p>
      <text:p text:style-name="P56">circo.txt <text:s text:c="2"/><text:tab/>cr.txt <text:s text:c="6"/><text:tab/>invisidosExe* <text:s text:c="10"/><text:tab/>velcapai.txt</text:p>
      <text:p text:style-name="P56">cix1.tmp <text:s text:c="3"/><text:tab/>entvis2f.in <text:s/><text:tab/>invisidosExegprof <text:s text:c="4"/><text:tab/>velindad.plt</text:p>
      <text:p text:style-name="P56">cix2.tmp <text:s text:c="3"/><text:tab/>estel1.txt <text:s text:c="2"/><text:tab/>palas.plt <text:s text:c="9"/><text:tab/><text:tab/>velindad.txt</text:p>
      <text:p text:style-name="P56">ciy1.tmp <text:s text:c="3"/><text:tab/>estel2.txt <text:s text:c="2"/><text:tab/>palest.plt <text:s text:c="8"/><text:tab/><text:tab/>velpotad.txt</text:p>
      <text:p text:style-name="P56">ciy2.tmp <text:s text:c="3"/><text:tab/>estel3.txt <text:s text:c="2"/><text:tab/>panel.plt <text:s text:c="9"/><text:tab/><text:tab/>velresad.plt</text:p>
      <text:p text:style-name="P56">ciz1.tmp <text:s text:c="3"/><text:tab/>fuerza.plt <text:s text:c="2"/><text:tab/>panel.txt <text:s text:c="9"/><text:tab/><text:tab/>veltotal.txt</text:p>
      <text:p text:style-name="P56">ciz2.tmp <text:s text:c="3"/><text:tab/>fzas.txt <text:s text:c="4"/><text:tab/>pres.plt <text:s text:c="10"/><text:tab/><text:tab/>velxyz.txt</text:p>
      <text:p text:style-name="P56">co.txt <text:s text:c="5"/><text:tab/>gama.txt <text:s text:c="4"/><text:tab/>salida2.out <text:s text:c="7"/><text:tab/><text:tab/>vix.txt</text:p>
      <text:p text:style-name="P56">coefg.tmp <text:s text:c="2"/><text:tab/>gdifo.out <text:s text:c="3"/><text:tab/>subr.out <text:s text:c="10"/><text:tab/><text:tab/>viy.txt</text:p>
      <text:p text:style-name="P56">coefp.txt <text:s text:c="2"/><text:tab/>gdifr.out <text:s text:c="3"/><text:tab/>vector.plt <text:s text:c="8"/><text:tab/><text:tab/>viz.txt</text:p>
      <text:p text:style-name="P56">coord.txt <text:s text:c="2"/><text:tab/>gmon.out <text:s text:c="4"/><text:tab/>vel01ext.txt <text:s text:c="6"/><text:tab/><text:tab/>vn.txt</text:p>
      <text:p text:style-name="P56">cp075c.txt <text:s/><text:tab/>go.out <text:s text:c="6"/><text:tab/>vel01int.txt</text:p>
      <text:p text:style-name="P56">cp1.txt <text:s text:c="4"/><text:tab/>gr.out <text:s text:c="6"/><text:tab/>vel02ext.txt</text:p>
      <text:p text:style-name="P21"/>
      <text:p text:style-name="P22">Los archivos en su mayoría tienen tamaños que van desde 8 Kb hasta 2 Mb, pero los archivos TMP pueden pesar varios Mb dependiendo el File System utilizado por el SO <text:span text:style-name="T20">y su configuración particular (tamaño de bloques)</text:span>, viendose 96 Mb en algunos y hasta 192 Mb o mas de 200 Mb <text:span text:style-name="T14">en otros</text:span>. Esto indica un gran volumen de datos que son escritos a, y leidos desde disco por la aplicación.</text:p>
      <text:p text:style-name="P23">En la tabla 3.y podemos ver la correspondencia entre archivo y subrutina que accede al mismo, indicando si escribe, lee, hace ambas cosas <text:span text:style-name="T17">o hace rewind</text:span>. De dicha tabla podemos obtener los archivos que son escritos a disco unicamente y cuales además son leídos por la misma u otras subrutinas.</text:p>
      <text:p text:style-name="P23"><text:soft-page-break/></text:p>
      <text:p text:style-name="P23"><text:tab/><text:tab/><text:tab/>Agregar Tabla 3.y de archivos y subrutinas y sus operaciones</text:p>
      <text:p text:style-name="P23"/>
      <text:p text:style-name="P25">Para Fortran los archivos escritos en disco son External Files, pero también podemos llevarlos en Internal Files, que <text:span text:style-name="T19">son cadenas de caracteres o arreglos de cadenas de caracteres que en Fortran</text:span> poseen las mismas características de los archivos comunes (i.e. responden a las mismas funciones) solo que son ubicados en memoria RAM. En este caso la decisión es simple, la velocidad ganada al acceder a la información en memoria RAM en lugar de en disco es grande, por lo cual al manejar archivos en memoria para lectura y escritura estamos consiguiendo mejorar la performance de nuestra aplicación.</text:p>
      <text:p text:style-name="P24">Las primeras decisiones tomadas en cuanto a la optimización del código es hacer desaparecer <text:span text:style-name="T15">del código, o demorar,</text:span> la mayor cantidad de archivos que son tanto escritos como leídos por la aplicación <text:span text:style-name="T16">en disco</text:span> durante su instancia de ejecución, de lo cual se desprende que no haremos ningún cambio sobre los archivos que son unicamente escritos por las subrutinas con unas excepciones, el archivo salida2.out y subr.<text:span text:style-name="T14">out que guardan resultados de la ejecución a medida que avanza y lo mostrado en salida estándar respectivamente. Estos archivos se guardaran en Internal Files de Fortran y su escritura se demorara hasta el fin del programa.</text:span></text:p>
      <text:p text:style-name="P26">Luego todo archivo o External File que es escrito y leído durante la ejecución de la aplicación será mantenido por un Internal File, donde solo deberemos cambiar en cada “write”, “read” <text:span text:style-name="T17">y “rewind”</text:span> las referencias al primero por el segundo, <text:span text:style-name="T17">como por ejemplo vemos en la imagen 3.xxx el código previo a la modificación y en la 3.xxy el código ya modificado.</text:span></text:p>
      <text:p text:style-name="P26"/>
      <text:p text:style-name="P27">Imagen 3.xxx mostraría:</text:p>
      <text:p text:style-name="P30"><text:s text:c="6"/>open(unit=15,file='subr.out')</text:p>
      <text:p text:style-name="P30"><text:s text:c="6"/>...</text:p>
      <text:p text:style-name="P29"><text:s text:c="6"/>write(15,1)</text:p>
      <text:p text:style-name="P29"><text:s text:c="6"/>write(6,1)</text:p>
      <text:p text:style-name="P27"/>
      <text:p text:style-name="P28">Imagen 3.xx<text:span text:style-name="T18">y</text:span> mostraría:</text:p>
      <text:p text:style-name="P30"><text:s text:c="6"/>character subrout(500)*60</text:p>
      <text:p text:style-name="P30"><text:s text:c="6"/>...</text:p>
      <text:p text:style-name="P29"><text:s text:c="6"/>write(subrout(nsubr),1)</text:p>
      <text:p text:style-name="P29"><text:s text:c="6"/>nsubr=nsubr+1</text:p>
      <text:p text:style-name="P29">! <text:s text:c="5"/>write(15,1)</text:p>
      <text:p text:style-name="P29"><text:s text:c="6"/>write(6,1)</text:p>
      <text:p text:style-name="P26"/>
      <text:p text:style-name="P31">Como se ve reemplazamos el archivo “subr.out” representado por el identificador de unidad 15 por el Internal File denominado subrout.</text:p>
      <text:p text:style-name="P30">Un par de aclaraciones sobre las imagenes, como dijimos el External File subr.out sería manejado con un Internal File que como vemos en la declaración de la imagen 3.xxy es un arreglo de 500 cadenas de 60 caracteres como máximo. <text:span text:style-name="T19">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32">En la <text:span text:style-name="T20">tabla </text:span>3.yy vemos como quedan las equivalencias de los External Files y su correspondiente cambio a Internal File.</text:p>
      <text:p text:style-name="P32"/>
      <text:p text:style-name="P30"><text:tab/><text:tab/><text:span text:style-name="T20">Tabla 3.yy con tabla de External a Internal file</text:span></text:p>
      <text:p text:style-name="P31"/>
      <text:p text:style-name="P33"><text:soft-page-break/>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34">De acuerdo a nuestro listado de funciones y archivos, y al análisis de gprof realizado, procedemos a modificar las subrutinas Solgauss y Circulac que son las que <text:span text:style-name="T21">leen</text:span> y <text:span text:style-name="T21">escriben</text:span> los archivos TMP <text:span text:style-name="T21">respectivamente, archivos </text:span>que consumen la mayor cantidad de espacio en disco de los utilizados por la aplicación.</text:p>
      <text:p text:style-name="P35">Antes de realizar el cambio directamente, debemos analizar que estructura será la mas adecuada para llevar los resultados, ya que los archivos TMP son binarios y sin formato, llevando valores calculados de una subrutina a otra.</text:p>
      <text:p text:style-name="P63">–---Mostrar análisis de circulac donde se escriben coefg.tmp y cindg.tmp. Análisis de los “bucles” do que generan los archivos que nos decantan por arrays de “real*8” con npan posiciones.</text:p>
      <text:p text:style-name="P36">Seleccionamos primero los archivos coefg.tmp y cindg.tmp (definidos como units 40 y 41 <text:span text:style-name="T23">respectivamente </text:span>al principio de la aplicación) ya que son los mas pequeños de todos los archivos tipo TMP. Como observamos en la tabla 3.y los archivos mencionados son escritos en la subrutina “circulac” y leidos en “solgauss” (además de los rewind).<text:change-start text:change-id="ct42009280"/></text:p>
      <text:p text:style-name="P40">La subrutina circulac<text:change-end text:change-id="ct42009280"/><text:change-start text:change-id="ct41999072"/>, como indica en sus comentarios realiza el “calculo de la circulación asociada a la estela y a cada anillo vorticoso”.<text:change-end text:change-id="ct41999072"/><text:change-start text:change-id="ct41952816"/> Está dividida en tres partes, siendo la primer parte la que realiza la escritura de los archivos coefg.tmp y cindg.tmp, y donde para estos cálculos lee los archivos tmp <text:change-end text:change-id="ct41952816"/><text:change-start text:change-id="ct42008496"/>cix2.tmp, ciy2.tmp y ciz2.tmp, de los cuales nos encargaremos mas adelante. La segunda parte <text:change-end text:change-id="ct42008496"/><text:change-start text:change-id="ct42008688"/>realiza la resolución de un sistema de npa*npa ecuaciones algebraicas<text:change-end text:change-id="ct42008688"/><text:change-start text:change-id="ct42008880"/> y lo hace llamando a la subrutina solgauss que veremos a continuación.<text:change-end text:change-id="ct42008880"/><text:change-start text:change-id="ct42009552"/> En la tercer parte con los resultados obtenidos se calculan otros valores que se escriben en otros archivo<text:change-end text:change-id="ct42009552"/><text:change-start text:change-id="ct41939920"/>s de resultados.<text:change-end text:change-id="ct41939920"/></text:p>
      <text:p text:style-name="P36">Como la subrutina “circulac” es la que crea los archivos coefg.tmp y cindg.tmp analizamos las estructuras de control utilizadas para generar dichos archivos. En el siguiente extracto de código observamos las estructuras DO <text:span text:style-name="T22">mencionadas que aparecen al principio de “circulac” [Prado2005 – lineas 2806-2841]:</text:span></text:p>
      <text:p text:style-name="P36"/>
      <text:p text:style-name="P58"><text:s text:c="6"/>do 1 npa=1,npan</text:p>
      <text:p text:style-name="P58"><text:s text:c="6"/>do 2 nv =1,npan <text:s/></text:p>
      <text:p text:style-name="P58"><text:s text:c="6"/>[...]</text:p>
      <text:p text:style-name="P58"><text:s text:c="6"/>coefg= sumbcx*vnx(npa)+sumbcy*vny(npa)+sumbcz*vnz(npa) </text:p>
      <text:p text:style-name="P58"><text:s text:c="6"/>write(40)coefg</text:p>
      <text:p text:style-name="P58"><text:s text:c="4"/>2 continue </text:p>
      <text:p text:style-name="P58"><text:s text:c="6"/>[...] <text:s text:c="5"/></text:p>
      <text:p text:style-name="P58"><text:s text:c="6"/>cindg= (-1.)*(vtgx(npa,1)*vnx(npa)+vtgy(npa,1)*vny(npa)+</text:p>
      <text:p text:style-name="P58"><text:s text:c="5"/>&amp; <text:s text:c="13"/>UU*vnz(npa))</text:p>
      <text:p text:style-name="P58"><text:s text:c="6"/>write(41)cindg</text:p>
      <text:p text:style-name="P58"><text:s text:c="4"/>1 continue</text:p>
      <text:p text:style-name="P36"/>
      <text:p text:style-name="P37">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37"><text:soft-page-break/>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37"/>
      <text:p text:style-name="P59"><text:s text:c="6"/>implicit real*8 (a-h,o-z)</text:p>
      <text:p text:style-name="P36"/>
      <text:p text:style-name="P37">la que indica que cualquier variable no tipificada definida en el código cuyo nombre comience con una letra entre los rangos indicados (a-h y o-z) será declarada, implicitamente, como real*8, por lo cual podemos asegurar que coefg y cindg son de tipo real*8. <text:span text:style-name="T24">Con esto determinado podemos declarar internal files de tipo real*8 de tamaños npan y npan*npan para reemplazar a cindg.tmp y coefg.tmp respectivamente:</text:span></text:p>
      <text:p text:style-name="P37"/>
      <text:p text:style-name="P60"><text:s text:c="6"/>real*8 test4(npan),test5(npan*npan)</text:p>
      <text:p text:style-name="P36"/>
      <text:p text:style-name="P38">siendo test4 el internal file para cindg.tmp y test5 el internal file para coefg.tmp.</text:p>
      <text:p text:style-name="P41"><text:change-start text:change-id="ct42022864"/>Ahora debemos reemplazar <text:change-end text:change-id="ct42022864"/><text:change-start text:change-id="ct42025568"/>las escrituras de los archivos binarios en disco con los internal files de la siguiente manera, donde <text:change-end text:change-id="ct42025568"/><text:change-start text:change-id="ct42028512"/>existían las siguientes escrituras:</text:p>
      <text:p text:style-name="P41"/>
      <text:p text:style-name="P57">write(40)coefg</text:p>
      <text:p text:style-name="P57">write(41)cindg</text:p>
      <text:p text:style-name="P57"/>
      <text:p text:style-name="P41">reemplazamos con el siguiente código:</text:p>
      <text:p text:style-name="P41"/>
      <text:p text:style-name="P57">test5(incoefg)=coefg</text:p>
      <text:p text:style-name="P57">test4(npa)=cindg</text:p>
      <text:p text:style-name="P41"><text:change-end text:change-id="ct42028512"/><text:change-start text:change-id="ct42030752"/></text:p>
      <text:p text:style-name="P41">respectivamente. La variable “incoefg” es utilizada para marcar la posición en el array de npan*npan elementos<text:change-end text:change-id="ct42030752"/><text:change-start text:change-id="ct42031344"/>, <text:span text:style-name="T27">internal file test5,</text:span><text:change-end text:change-id="ct42031344"/><text:change-start text:change-id="ct42032640"/> por cada vez <text:span text:style-name="T26">que entramos en el bucle interior, como es un array de una dimensión (igual al archivo binario que reemplaza) es necesario tener guardada la ultima posición por cada iteración del bucle externo. Para el internal file test4 que reemplaza a cindg.tmp con utilizar la variable “npan” es suficiente, ya que lleva exactamente la posición en el array por cada iteración (es la variable de control).</text:span></text:p>
      <text:p text:style-name="P43"><text:change-end text:change-id="ct42032640"/></text:p>
      <text:p text:style-name="P61">----Mostrar análisis de solgauss para mostrar que se utilizan los archivos coefg.tmp y cindg.tmp y una primera vista a la complicación de sus “bucles” de control.</text:p>
      <text:p text:style-name="P42"><text:change-start text:change-id="ct42030944"/>Como explicabamos antes, la <text:change-end text:change-id="ct42030944"/><text:change-start text:change-id="ct42031136"/>segunda parte de “circulac” llama a la subrutina “solgauss”, y previo a esto habiamos dicho que los archivos cindg.tmp y coefg.tmp que estamos reemplazando son escritos por la primera y leidos por la segunda.<text:change-end text:change-id="ct42031136"/><text:change-start text:change-id="ct41884400"/> En “solgauss” el cambio es simple, tenemos dos bucles anidados que iteran de la misma manera que en “circulac<text:change-end text:change-id="ct41884400"/><text:change-start text:change-id="ct41855456"/>” solo que leen los datos almacenados en los archivos TMP. Luego de esto hacen rewind de los archivos para que vuelvan a quedar disponibles para lectura al principio de los mismos. A continuación podemos ver el código:</text:p>
      <text:p text:style-name="P42"/>
      <text:p text:style-name="P62"><text:s text:c="6"/>m=npan+1</text:p>
      <text:p text:style-name="P62"/>
      <text:p text:style-name="P62"><text:s text:c="6"/>do 1 i=1,npan </text:p>
      <text:p text:style-name="P62"><text:s text:c="6"/>do 2 j=1,npan </text:p>
      <text:p text:style-name="P62"><text:s text:c="6"/>read(40)cfg <text:s/></text:p>
      <text:p text:style-name="P62"><text:soft-page-break/><text:s text:c="6"/>coefg(i,j)=cfg</text:p>
      <text:p text:style-name="P62"><text:s text:c="4"/>2 continue</text:p>
      <text:p text:style-name="P62"><text:s text:c="6"/>read(41)cig</text:p>
      <text:p text:style-name="P62"><text:s text:c="6"/>coefg(i,m)=cig</text:p>
      <text:p text:style-name="P62"><text:s text:c="4"/>1 continue <text:s/></text:p>
      <text:p text:style-name="P62"/>
      <text:p text:style-name="P62"><text:s text:c="6"/>rewind(40) </text:p>
      <text:p text:style-name="P62"><text:s text:c="6"/>rewind(41)</text:p>
      <text:p text:style-name="P42"><text:change-end text:change-id="ct41855456"/><text:change-start text:change-id="ct41796768"/></text:p>
      <text:p text:style-name="P42">Como vemos <text:change-end text:change-id="ct41796768"/><text:change-start text:change-id="ct41796960"/>aquí se lee<text:change-end text:change-id="ct41796960"/><text:change-start text:change-id="ct41797152"/>n ambos archivos para armar una matriz con la variable denominada coefg, la cual <text:change-end text:change-id="ct41797152"/><text:change-start text:change-id="ct41797344"/>tiene npan filas y npan+1 columnas, almacenando en cada fila en los primeros npan valores los obtenidos de coefg.tmp y en el valor, o columna<text:change-end text:change-id="ct41797344"/><text:change-start text:change-id="ct40896832"/>, npan+1 el obtenido de cindg.tmp.<text:change-end text:change-id="ct40896832"/></text:p>
      <text:p text:style-name="P6"/>
      <text:p text:style-name="P6"/>
      <text:p text:style-name="P6"/>
      <text:p text:style-name="P6">3.<text:span text:style-name="T4">4</text:span> Optimización Paralela para Multiprocesamiento</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in" fo:margin-bottom="0in" style: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4-07-21T20:11:31.816833920</dc:date>
    <meta:editing-duration>PT21H38M4S</meta:editing-duration>
    <meta:editing-cycles>68</meta:editing-cycles>
    <meta:generator>LibreOffice/4.2.5.2$Linux_X86_64 LibreOffice_project/420m0$Build-2</meta:generator>
    <meta:document-statistic meta:table-count="0" meta:image-count="0" meta:object-count="0" meta:page-count="9" meta:paragraph-count="142" meta:word-count="3958" meta:character-count="25895" meta:non-whitespace-character-count="21570"/>
  </office:meta>
</office:document-meta>
</file>